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textarea-horizontal-align="center" draw:textarea-vertical-align="top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text-properties fo:font-size="15pt" style:font-size-asian="15pt" style:font-size-complex="15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3.5cm" svg:height="5.5cm" svg:x="0.5cm" svg:y="0.3cm">
          <text:p text:style-name="P1"><text:span text:style-name="T1"><text:s/></text:span><text:span text:style-name="T1">git.company.com</text:span></text:p>
        </draw:rect>
        <draw:custom-shape draw:style-name="gr2" draw:text-style-name="P1" xml:id="id3" draw:id="id3" draw:layer="layout" svg:width="1.5cm" svg:height="1cm" svg:x="2cm" svg:y="3.5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1.5cm" svg:height="1cm" svg:x="5cm" svg:y="3.5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1.5cm" svg:height="1cm" svg:x="8.25cm" svg:y="3.5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8.25cm" svg:y1="4cm" svg:x2="6.5cm" svg:y2="4cm" draw:start-shape="id1" draw:end-shape="id2" draw:end-glue-point="1" svg:d="m8250 4000h-1750">
          <text:p/>
        </draw:connector>
        <draw:connector draw:style-name="gr3" draw:text-style-name="P1" draw:layer="layout" svg:x1="5cm" svg:y1="4cm" svg:x2="3.5cm" svg:y2="4cm" draw:start-shape="id2" draw:start-glue-point="3" draw:end-shape="id3" draw:end-glue-point="1" svg:d="m5000 4000h-1500">
          <text:p/>
        </draw:connector>
        <draw:connector draw:style-name="gr4" draw:text-style-name="P1" draw:layer="layout" draw:type="line" svg:x1="12cm" svg:y1="3.5cm" svg:x2="12cm" svg:y2="3cm" draw:start-shape="id4" draw:start-glue-point="0" draw:end-shape="id5" draw:end-glue-point="2" svg:d="m12000 3500v-500">
          <text:p/>
        </draw:connector>
        <draw:rect draw:style-name="gr5" draw:text-style-name="P1" xml:id="id5" draw:id="id5" draw:layer="layout" svg:width="2cm" svg:height="0.5cm" svg:x="11cm" svg:y="2.5cm">
          <text:p text:style-name="P1"><text:span text:style-name="T2">master</text:span></text:p>
        </draw:rect>
        <draw:rect draw:style-name="gr1" draw:text-style-name="P2" draw:layer="layout" svg:width="13.5cm" svg:height="6.8cm" svg:x="0.5cm" svg:y="8.2cm">
          <text:p text:style-name="P1"><text:span text:style-name="T1">Local repo</text:span></text:p>
        </draw:rect>
        <draw:custom-shape draw:style-name="gr2" draw:text-style-name="P1" xml:id="id8" draw:id="id8" draw:layer="layout" svg:width="1.5cm" svg:height="1cm" svg:x="2cm" svg:y="10.6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1.5cm" svg:height="1cm" svg:x="5cm" svg:y="10.6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1.5cm" svg:height="1cm" svg:x="8.05cm" svg:y="10.6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8.05cm" svg:y1="11.1cm" svg:x2="6.5cm" svg:y2="11.1cm" draw:start-shape="id6" draw:end-shape="id7" draw:end-glue-point="1" svg:d="m8050 11100h-1550">
          <text:p/>
        </draw:connector>
        <draw:connector draw:style-name="gr3" draw:text-style-name="P1" draw:layer="layout" svg:x1="5cm" svg:y1="11.1cm" svg:x2="3.5cm" svg:y2="11.1cm" draw:start-shape="id7" draw:start-glue-point="3" draw:end-shape="id8" draw:end-glue-point="1" svg:d="m5000 11100h-1500">
          <text:p/>
        </draw:connector>
        <draw:connector draw:style-name="gr4" draw:text-style-name="P1" draw:layer="layout" draw:type="line" svg:x1="12cm" svg:y1="10.6cm" svg:x2="12cm" svg:y2="9.9cm" draw:start-shape="id9" draw:start-glue-point="0" draw:end-shape="id10" draw:end-glue-point="2" svg:d="m12000 10600v-700">
          <text:p/>
        </draw:connector>
        <draw:rect draw:style-name="gr5" draw:text-style-name="P1" xml:id="id10" draw:id="id10" draw:layer="layout" svg:width="2cm" svg:height="0.5cm" svg:x="11cm" svg:y="9.4cm">
          <text:p text:style-name="P1"><text:span text:style-name="T2">master</text:span></text:p>
        </draw:rect>
        <draw:rect draw:style-name="gr5" draw:text-style-name="P3" xml:id="id12" draw:id="id12" draw:layer="layout" svg:width="3cm" svg:height="0.5cm" svg:x="10.5cm" svg:y="14cm">
          <text:p text:style-name="P1"><text:span text:style-name="T3">origin/master</text:span></text:p>
        </draw:rect>
        <draw:custom-shape draw:style-name="gr2" draw:text-style-name="P1" xml:id="id9" draw:id="id9" draw:layer="layout" svg:width="1.5cm" svg:height="1cm" svg:x="11.25cm" svg:y="10.6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1.25cm" svg:y1="11.1cm" svg:x2="9.55cm" svg:y2="11.1cm" draw:start-shape="id9" draw:start-glue-point="3" draw:end-shape="id6" draw:end-glue-point="1" svg:d="m11250 11100h-1700">
          <text:p/>
        </draw:connector>
        <draw:custom-shape draw:style-name="gr2" draw:text-style-name="P1" xml:id="id4" draw:id="id4" draw:layer="layout" svg:width="1.5cm" svg:height="1cm" svg:x="11.25cm" svg:y="3.5cm">
          <text:p text:style-name="P1">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1.25cm" svg:y1="4cm" svg:x2="9.75cm" svg:y2="4cm" draw:start-shape="id4" draw:start-glue-point="3" draw:end-shape="id1" svg:d="m11250 4000h-1500">
          <text:p/>
        </draw:connector>
        <draw:custom-shape draw:style-name="gr6" draw:text-style-name="P1" draw:layer="layout" svg:width="1cm" svg:height="2cm" svg:x="2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4" draw:layer="layout" svg:width="8.5cm" svg:height="1cm" svg:x="3cm" svg:y="6.5cm">
          <draw:text-box>
            <text:p text:style-name="P4"><text:span text:style-name="T2">git fetch origin master</text:span></text:p>
          </draw:text-box>
        </draw:frame>
        <draw:custom-shape draw:style-name="gr2" draw:text-style-name="P1" xml:id="id11" draw:id="id11" draw:layer="layout" svg:width="1.5cm" svg:height="1cm" svg:x="11.25cm" svg:y="12.4cm">
          <text:p text:style-name="P1">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1.25cm" svg:y1="12.9cm" svg:x2="8.8cm" svg:y2="11.6cm" draw:start-shape="id11" draw:start-glue-point="3" draw:end-shape="id6" draw:end-glue-point="2" svg:d="m11250 12900-2450-1300">
          <text:p/>
        </draw:connector>
        <draw:connector draw:style-name="gr4" draw:text-style-name="P1" draw:layer="layout" draw:type="line" svg:x1="12cm" svg:y1="14cm" svg:x2="12cm" svg:y2="13.4cm" draw:start-shape="id12" draw:start-glue-point="0" draw:end-shape="id11" draw:end-glue-point="2" svg:d="m12000 14000v-6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5cm" fo:page-height="1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lien Durillon</meta:initial-creator>
    <meta:creation-date>2011-03-13T19:07:27</meta:creation-date>
    <dc:date>2011-03-16T15:48:43</dc:date>
    <dc:creator>Julien Durillon</dc:creator>
    <meta:editing-duration>PT12M14S</meta:editing-duration>
    <meta:editing-cycles>3</meta:editing-cycles>
    <meta:generator>LibreOffice/3.3$Unix LibreOffice_project/330m19$Build-8</meta:generator>
    <meta:document-statistic meta:object-count="26"/>
  </office:meta>
</office:document-meta>
</file>